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7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>
            <text:p>Felhasznalo</text:p>
          </table:table-cell>
          <table:table-cell table:number-columns-repeated="13"/>
        </table:table-row>
        <table:table-row table:style-name="ro1">
          <table:table-cell office:value-type="string">
            <text:p>email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office:value-type="string">
            <text:p>PRIMARY</text:p>
          </table:table-cell>
          <table:table-cell office:value-type="string">
            <text:p>KEY,</text:p>
          </table:table-cell>
          <table:table-cell table:number-columns-repeated="8"/>
        </table:table-row>
        <table:table-row table:style-name="ro1">
          <table:table-cell office:value-type="string">
            <text:p><text:tab/>jelszo</text:p>
          </table:table-cell>
          <table:table-cell office:value-type="string">
            <text:p>raw(16)</text:p>
          </table:table-cell>
          <table:table-cell office:value-type="string">
            <text:p>not</text:p>
          </table:table-cell>
          <table:table-cell office:value-type="string">
            <text:p>null,</text:p>
          </table:table-cell>
          <table:table-cell table:number-columns-repeated="10"/>
        </table:table-row>
        <table:table-row table:style-name="ro1">
          <table:table-cell office:value-type="string">
            <text:p><text:tab/>vezeteknev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,</text:p>
          </table:table-cell>
          <table:table-cell table:number-columns-repeated="10"/>
        </table:table-row>
        <table:table-row table:style-name="ro1">
          <table:table-cell office:value-type="string">
            <text:p><text:tab/>keresztnev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,</text:p>
          </table:table-cell>
          <table:table-cell table:number-columns-repeated="10"/>
        </table:table-row>
        <table:table-row table:style-name="ro1">
          <table:table-cell office:value-type="string">
            <text:p><text:tab/>szul_datom</text:p>
          </table:table-cell>
          <table:table-cell office:value-type="string">
            <text:p>date,</text:p>
          </table:table-cell>
          <table:table-cell table:number-columns-repeated="12"/>
        </table:table-row>
        <table:table-row table:style-name="ro1">
          <table:table-cell office:value-type="string">
            <text:p><text:tab/>nem</text:p>
          </table:table-cell>
          <table:table-cell office:value-type="string">
            <text:p>varchar2(20),</text:p>
          </table:table-cell>
          <table:table-cell table:number-columns-repeated="12"/>
        </table:table-row>
        <table:table-row table:style-name="ro1">
          <table:table-cell office:value-type="string">
            <text:p><text:tab/>munkahely</text:p>
          </table:table-cell>
          <table:table-cell office:value-type="string">
            <text:p>varchar2(60),</text:p>
          </table:table-cell>
          <table:table-cell table:number-columns-repeated="12"/>
        </table:table-row>
        <table:table-row table:style-name="ro1">
          <table:table-cell office:value-type="string">
            <text:p><text:tab/>iskola</text:p>
          </table:table-cell>
          <table:table-cell office:value-type="string">
            <text:p>varchar2(60),</text:p>
          </table:table-cell>
          <table:table-cell table:number-columns-repeated="12"/>
        </table:table-row>
        <table:table-row table:style-name="ro1">
          <table:table-cell office:value-type="string">
            <text:p><text:tab/>letrehozva</text:p>
          </table:table-cell>
          <table:table-cell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,</text:p>
          </table:table-cell>
          <table:table-cell table:number-columns-repeated="10"/>
        </table:table-row>
        <table:table-row table:style-name="ro1">
          <table:table-cell office:value-type="string">
            <text:p><text:tab/>meghivott_ismerosok_szama</text:p>
          </table:table-cell>
          <table:table-cell office:value-type="string">
            <text:p>number(1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Album</text:p>
          </table:table-cell>
          <table:table-cell table:number-columns-repeated="13"/>
        </table:table-row>
        <table:table-row table:style-name="ro1">
          <table:table-cell office:value-type="string">
            <text:p>cim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,</text:p>
          </table:table-cell>
          <table:table-cell table:number-columns-repeated="10"/>
        </table:table-row>
        <table:table-row table:style-name="ro1">
          <table:table-cell office:value-type="string">
            <text:p><text:tab/>leiras</text:p>
          </table:table-cell>
          <table:table-cell office:value-type="string">
            <text:p>varchar2(4000)</text:p>
          </table:table-cell>
          <table:table-cell office:value-type="string">
            <text:p>not</text:p>
          </table:table-cell>
          <table:table-cell office:value-type="string">
            <text:p>null,</text:p>
          </table:table-cell>
          <table:table-cell table:number-columns-repeated="10"/>
        </table:table-row>
        <table:table-row table:style-name="ro1">
          <table:table-cell office:value-type="string">
            <text:p><text:tab/>tulajdonos_email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office:value-type="string">
            <text:p>REFERENCES</text:p>
          </table:table-cell>
          <table:table-cell office:value-type="string">
            <text:p>Felhasznalo(email),</text:p>
          </table:table-cell>
          <table:table-cell table:number-columns-repeated="8"/>
        </table:table-row>
        <table:table-row table:style-name="ro1">
          <table:table-cell office:value-type="string">
            <text:p><text:tab/>PRIMARY</text:p>
          </table:table-cell>
          <table:table-cell office:value-type="string">
            <text:p>KEY</text:p>
          </table:table-cell>
          <table:table-cell office:value-type="string">
            <text:p>(cim,tulajdonos_email)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Fenykep</text:p>
          </table:table-cell>
          <table:table-cell table:number-columns-repeated="13"/>
        </table:table-row>
        <table:table-row table:style-name="ro1">
          <table:table-cell office:value-type="string">
            <text:p>link</text:p>
          </table:table-cell>
          <table:table-cell office:value-type="string">
            <text:p>varchar2(6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office:value-type="string">
            <text:p>PRIMARY</text:p>
          </table:table-cell>
          <table:table-cell office:value-type="string">
            <text:p>KEY,</text:p>
          </table:table-cell>
          <table:table-cell table:number-columns-repeated="8"/>
        </table:table-row>
        <table:table-row table:style-name="ro1">
          <table:table-cell office:value-type="string">
            <text:p><text:tab/>cim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,</text:p>
          </table:table-cell>
          <table:table-cell table:number-columns-repeated="10"/>
        </table:table-row>
        <table:table-row table:style-name="ro1">
          <table:table-cell office:value-type="string">
            <text:p><text:tab/>letrehozva</text:p>
          </table:table-cell>
          <table:table-cell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,</text:p>
          </table:table-cell>
          <table:table-cell table:number-columns-repeated="10"/>
        </table:table-row>
        <table:table-row table:style-name="ro1">
          <table:table-cell office:value-type="string">
            <text:p><text:tab/>meret</text:p>
          </table:table-cell>
          <table:table-cell office:value-type="string">
            <text:p>number(4)</text:p>
          </table:table-cell>
          <table:table-cell office:value-type="string">
            <text:p>not</text:p>
          </table:table-cell>
          <table:table-cell office:value-type="string">
            <text:p>null,</text:p>
          </table:table-cell>
          <table:table-cell table:number-columns-repeated="10"/>
        </table:table-row>
        <table:table-row table:style-name="ro1">
          <table:table-cell office:value-type="string">
            <text:p><text:tab/>tulajdonos_email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office:value-type="string">
            <text:p>REFERENCES</text:p>
          </table:table-cell>
          <table:table-cell office:value-type="string">
            <text:p>Felhasznalo(email)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Album_fenykep</text:p>
          </table:table-cell>
          <table:table-cell table:number-columns-repeated="13"/>
        </table:table-row>
        <table:table-row table:style-name="ro1">
          <table:table-cell office:value-type="string">
            <text:p>tulajdonos_email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,</text:p>
          </table:table-cell>
          <table:table-cell table:number-columns-repeated="10"/>
        </table:table-row>
        <table:table-row table:style-name="ro1">
          <table:table-cell office:value-type="string">
            <text:p><text:tab/>album_cim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,</text:p>
          </table:table-cell>
          <table:table-cell table:number-columns-repeated="10"/>
        </table:table-row>
        <table:table-row table:style-name="ro1">
          <table:table-cell office:value-type="string">
            <text:p><text:tab/>fenykep_link</text:p>
          </table:table-cell>
          <table:table-cell office:value-type="string">
            <text:p>varchar2(6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office:value-type="string">
            <text:p>REFERENCES</text:p>
          </table:table-cell>
          <table:table-cell office:value-type="string">
            <text:p>Fenykep(link),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Ismeri</text:p>
          </table:table-cell>
          <table:table-cell table:number-columns-repeated="13"/>
        </table:table-row>
        <table:table-row table:style-name="ro1">
          <table:table-cell office:value-type="string">
            <text:p>email_1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office:value-type="string">
            <text:p>REFERENCES</text:p>
          </table:table-cell>
          <table:table-cell office:value-type="string">
            <text:p>Felhasznalo(email),</text:p>
          </table:table-cell>
          <table:table-cell table:number-columns-repeated="8"/>
        </table:table-row>
        <table:table-row table:style-name="ro1">
          <table:table-cell office:value-type="string">
            <text:p><text:tab/>email_2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office:value-type="string">
            <text:p>REFERENCES</text:p>
          </table:table-cell>
          <table:table-cell office:value-type="string">
            <text:p>Felhasznalo(email),</text:p>
          </table:table-cell>
          <table:table-cell table:number-columns-repeated="8"/>
        </table:table-row>
        <table:table-row table:style-name="ro1">
          <table:table-cell office:value-type="string">
            <text:p><text:tab/>kezdete</text:p>
          </table:table-cell>
          <table:table-cell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,</text:p>
          </table:table-cell>
          <table:table-cell table:number-columns-repeated="10"/>
        </table:table-row>
        <table:table-row table:style-name="ro1">
          <table:table-cell office:value-type="string">
            <text:p><text:tab/>PRIMARY</text:p>
          </table:table-cell>
          <table:table-cell office:value-type="string">
            <text:p>KEY</text:p>
          </table:table-cell>
          <table:table-cell office:value-type="string">
            <text:p>(email_1,email_2)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Ismerosnek_jelol</text:p>
          </table:table-cell>
          <table:table-cell table:number-columns-repeated="13"/>
        </table:table-row>
        <table:table-row table:style-name="ro1">
          <table:table-cell office:value-type="string">
            <text:p>jelolo_email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office:value-type="string">
            <text:p>REFERENCES</text:p>
          </table:table-cell>
          <table:table-cell office:value-type="string">
            <text:p>Felhasznalo(email),</text:p>
          </table:table-cell>
          <table:table-cell table:number-columns-repeated="8"/>
        </table:table-row>
        <table:table-row table:style-name="ro1">
          <table:table-cell office:value-type="string">
            <text:p><text:tab/>jelolt_email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office:value-type="string">
            <text:p>REFERENCES</text:p>
          </table:table-cell>
          <table:table-cell office:value-type="string">
            <text:p>Felhasznalo(email),</text:p>
          </table:table-cell>
          <table:table-cell table:number-columns-repeated="8"/>
        </table:table-row>
        <table:table-row table:style-name="ro1">
          <table:table-cell office:value-type="string">
            <text:p><text:tab/>PRIMARY</text:p>
          </table:table-cell>
          <table:table-cell office:value-type="string">
            <text:p>KEY</text:p>
          </table:table-cell>
          <table:table-cell office:value-type="string">
            <text:p>(jelolo_email,jelolt_email)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Klub</text:p>
          </table:table-cell>
          <table:table-cell table:number-columns-repeated="13"/>
        </table:table-row>
        <table:table-row table:style-name="ro1">
          <table:table-cell office:value-type="string">
            <text:p>nev</text:p>
          </table:table-cell>
          <table:table-cell office:value-type="string">
            <text:p>varchar2(6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office:value-type="string">
            <text:p>PRIMARY</text:p>
          </table:table-cell>
          <table:table-cell office:value-type="string">
            <text:p>KEY,</text:p>
          </table:table-cell>
          <table:table-cell table:number-columns-repeated="8"/>
        </table:table-row>
        <table:table-row table:style-name="ro1">
          <table:table-cell office:value-type="string">
            <text:p><text:tab/>leiras</text:p>
          </table:table-cell>
          <table:table-cell office:value-type="string">
            <text:p>varchar2(400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Klub_tagja</text:p>
          </table:table-cell>
          <table:table-cell table:number-columns-repeated="13"/>
        </table:table-row>
        <table:table-row table:style-name="ro1">
          <table:table-cell office:value-type="string">
            <text:p>klub_nev</text:p>
          </table:table-cell>
          <table:table-cell office:value-type="string">
            <text:p>varchar2(60)</text:p>
          </table:table-cell>
          <table:table-cell office:value-type="string">
            <text:p>not</text:p>
          </table:table-cell>
          <table:table-cell office:value-type="string">
            <text:p>null,</text:p>
          </table:table-cell>
          <table:table-cell table:number-columns-repeated="10"/>
        </table:table-row>
        <table:table-row table:style-name="ro1">
          <table:table-cell office:value-type="string">
            <text:p><text:tab/>tag_email</text:p>
          </table:table-cell>
          <table:table-cell office:value-type="string">
            <text:p>varchar2(6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office:value-type="string">
            <text:p>REFERENCES</text:p>
          </table:table-cell>
          <table:table-cell office:value-type="string">
            <text:p>Felhasznalo(email),</text:p>
          </table:table-cell>
          <table:table-cell table:number-columns-repeated="8"/>
        </table:table-row>
        <table:table-row table:style-name="ro1">
          <table:table-cell office:value-type="string">
            <text:p><text:tab/>PRIMARY</text:p>
          </table:table-cell>
          <table:table-cell office:value-type="string">
            <text:p>KEY(klub_nev,tag_email)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Privat_uzenet</text:p>
          </table:table-cell>
          <table:table-cell table:number-columns-repeated="13"/>
        </table:table-row>
        <table:table-row table:style-name="ro1">
          <table:table-cell office:value-type="string">
            <text:p>id</text:p>
          </table:table-cell>
          <table:table-cell office:value-type="string">
            <text:p>NUMBER(1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office:value-type="string">
            <text:p>PRIMARY</text:p>
          </table:table-cell>
          <table:table-cell office:value-type="string">
            <text:p>KEY,</text:p>
          </table:table-cell>
          <table:table-cell table:number-columns-repeated="8"/>
        </table:table-row>
        <table:table-row table:style-name="ro1">
          <table:table-cell office:value-type="string">
            <text:p><text:tab/>szoveg</text:p>
          </table:table-cell>
          <table:table-cell office:value-type="string">
            <text:p>varchar2(400)</text:p>
          </table:table-cell>
          <table:table-cell office:value-type="string">
            <text:p>not</text:p>
          </table:table-cell>
          <table:table-cell office:value-type="string">
            <text:p>null,</text:p>
          </table:table-cell>
          <table:table-cell table:number-columns-repeated="10"/>
        </table:table-row>
        <table:table-row table:style-name="ro1">
          <table:table-cell office:value-type="string">
            <text:p><text:tab/>letrehozva</text:p>
          </table:table-cell>
          <table:table-cell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,</text:p>
          </table:table-cell>
          <table:table-cell table:number-columns-repeated="10"/>
        </table:table-row>
        <table:table-row table:style-name="ro1">
          <table:table-cell office:value-type="string">
            <text:p><text:tab/>kuldo_email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office:value-type="string">
            <text:p>REFERENCES</text:p>
          </table:table-cell>
          <table:table-cell office:value-type="string">
            <text:p>Felhasznalo(email),</text:p>
          </table:table-cell>
          <table:table-cell table:number-columns-repeated="8"/>
        </table:table-row>
        <table:table-row table:style-name="ro1">
          <table:table-cell office:value-type="string">
            <text:p><text:tab/>fogado_email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office:value-type="string">
            <text:p>REFERENCES</text:p>
          </table:table-cell>
          <table:table-cell office:value-type="string">
            <text:p>Felhasznalo(email)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Uzenofali_uzenet</text:p>
          </table:table-cell>
          <table:table-cell table:number-columns-repeated="13"/>
        </table:table-row>
        <table:table-row table:style-name="ro1">
          <table:table-cell office:value-type="string">
            <text:p>id</text:p>
          </table:table-cell>
          <table:table-cell office:value-type="string">
            <text:p>NUMBER(1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office:value-type="string">
            <text:p>PRIMARY</text:p>
          </table:table-cell>
          <table:table-cell office:value-type="string">
            <text:p>KEY,</text:p>
          </table:table-cell>
          <table:table-cell table:number-columns-repeated="8"/>
        </table:table-row>
        <table:table-row table:style-name="ro1">
          <table:table-cell office:value-type="string">
            <text:p><text:tab/>szoveg</text:p>
          </table:table-cell>
          <table:table-cell office:value-type="string">
            <text:p>varchar2(400)</text:p>
          </table:table-cell>
          <table:table-cell office:value-type="string">
            <text:p>not</text:p>
          </table:table-cell>
          <table:table-cell office:value-type="string">
            <text:p>null,</text:p>
          </table:table-cell>
          <table:table-cell table:number-columns-repeated="10"/>
        </table:table-row>
        <table:table-row table:style-name="ro1">
          <table:table-cell office:value-type="string">
            <text:p><text:tab/>letrehozva</text:p>
          </table:table-cell>
          <table:table-cell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,</text:p>
          </table:table-cell>
          <table:table-cell table:number-columns-repeated="10"/>
        </table:table-row>
        <table:table-row table:style-name="ro1">
          <table:table-cell office:value-type="string">
            <text:p><text:tab/>kuldo_email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office:value-type="string">
            <text:p>REFERENCES</text:p>
          </table:table-cell>
          <table:table-cell office:value-type="string">
            <text:p>Felhasznalo(email),</text:p>
          </table:table-cell>
          <table:table-cell table:number-columns-repeated="8"/>
        </table:table-row>
        <table:table-row table:style-name="ro1">
          <table:table-cell office:value-type="string">
            <text:p><text:tab/>fogado_email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office:value-type="string">
            <text:p>REFERENCES</text:p>
          </table:table-cell>
          <table:table-cell office:value-type="string">
            <text:p>Felhasznalo(email)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Komment</text:p>
          </table:table-cell>
          <table:table-cell table:number-columns-repeated="13"/>
        </table:table-row>
        <table:table-row table:style-name="ro1">
          <table:table-cell office:value-type="string">
            <text:p>id</text:p>
          </table:table-cell>
          <table:table-cell office:value-type="string">
            <text:p>NUMBER(1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office:value-type="string">
            <text:p>PRIMARY</text:p>
          </table:table-cell>
          <table:table-cell office:value-type="string">
            <text:p>KEY,</text:p>
          </table:table-cell>
          <table:table-cell table:number-columns-repeated="8"/>
        </table:table-row>
        <table:table-row table:style-name="ro1">
          <table:table-cell office:value-type="string">
            <text:p><text:tab/>szoveg</text:p>
          </table:table-cell>
          <table:table-cell office:value-type="string">
            <text:p>varchar2(400)</text:p>
          </table:table-cell>
          <table:table-cell office:value-type="string">
            <text:p>not</text:p>
          </table:table-cell>
          <table:table-cell office:value-type="string">
            <text:p>null,</text:p>
          </table:table-cell>
          <table:table-cell table:number-columns-repeated="10"/>
        </table:table-row>
        <table:table-row table:style-name="ro1">
          <table:table-cell office:value-type="string">
            <text:p><text:tab/>letrehozva</text:p>
          </table:table-cell>
          <table:table-cell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,</text:p>
          </table:table-cell>
          <table:table-cell table:number-columns-repeated="10"/>
        </table:table-row>
        <table:table-row table:style-name="ro1">
          <table:table-cell office:value-type="string">
            <text:p><text:tab/>iro_email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office:value-type="string">
            <text:p>REFERENCES</text:p>
          </table:table-cell>
          <table:table-cell office:value-type="string">
            <text:p>Felhasznalo(email),</text:p>
          </table:table-cell>
          <table:table-cell table:number-columns-repeated="8"/>
        </table:table-row>
        <table:table-row table:style-name="ro1">
          <table:table-cell office:value-type="string">
            <text:p><text:tab/>tipus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,</text:p>
          </table:table-cell>
          <table:table-cell table:number-columns-repeated="10"/>
        </table:table-row>
        <table:table-row table:style-name="ro1">
          <table:table-cell office:value-type="string">
            <text:p><text:tab/>uzenofali_uzenet_id</text:p>
          </table:table-cell>
          <table:table-cell office:value-type="string">
            <text:p>number(4)</text:p>
          </table:table-cell>
          <table:table-cell office:value-type="string">
            <text:p>REFERENCES</text:p>
          </table:table-cell>
          <table:table-cell office:value-type="string">
            <text:p>Uzenofali_uzenet(id),</text:p>
          </table:table-cell>
          <table:table-cell table:number-columns-repeated="10"/>
        </table:table-row>
        <table:table-row table:style-name="ro1">
          <table:table-cell office:value-type="string">
            <text:p><text:tab/>fenykep_link</text:p>
          </table:table-cell>
          <table:table-cell office:value-type="string">
            <text:p>varchar2(60)</text:p>
          </table:table-cell>
          <table:table-cell office:value-type="string">
            <text:p>REFERENCES</text:p>
          </table:table-cell>
          <table:table-cell office:value-type="string">
            <text:p>Fenykep(link)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Meghivo</text:p>
          </table:table-cell>
          <table:table-cell table:number-columns-repeated="13"/>
        </table:table-row>
        <table:table-row table:style-name="ro1">
          <table:table-cell office:value-type="string">
            <text:p>email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office:value-type="string">
            <text:p>PRIMARY</text:p>
          </table:table-cell>
          <table:table-cell office:value-type="string">
            <text:p>KEY,</text:p>
          </table:table-cell>
          <table:table-cell table:number-columns-repeated="8"/>
        </table:table-row>
        <table:table-row table:style-name="ro1">
          <table:table-cell office:value-type="string">
            <text:p><text:tab/>elfogadta</text:p>
          </table:table-cell>
          <table:table-cell/>
          <table:table-cell office:value-type="string">
            <text:p>char(1)</text:p>
          </table:table-cell>
          <table:table-cell office:value-type="string">
            <text:p>DEFAULT</text:p>
          </table:table-cell>
          <table:table-cell office:value-type="string">
            <text:p>N'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office:value-type="string">
            <text:p>check</text:p>
          </table:table-cell>
          <table:table-cell office:value-type="string">
            <text:p>(elfogadta</text:p>
          </table:table-cell>
          <table:table-cell office:value-type="string">
            <text:p>in</text:p>
          </table:table-cell>
          <table:table-cell office:value-type="string">
            <text:p>(</text:p>
          </table:table-cell>
          <table:table-cell office:value-type="string">
            <text:p>Y',</text:p>
          </table:table-cell>
          <table:table-cell office:value-type="string">
            <text:p>N'</text:p>
          </table:table-cell>
          <table:table-cell office:value-type="string">
            <text:p>)),</text:p>
          </table:table-cell>
        </table:table-row>
        <table:table-row table:style-name="ro1">
          <table:table-cell office:value-type="string">
            <text:p><text:tab/>letrehozva</text:p>
          </table:table-cell>
          <table:table-cell office:value-type="string">
            <text:p>timestamp(0)</text:p>
          </table:table-cell>
          <table:table-cell office:value-type="string">
            <text:p>not</text:p>
          </table:table-cell>
          <table:table-cell office:value-type="string">
            <text:p>null,</text:p>
          </table:table-cell>
          <table:table-cell table:number-columns-repeated="10"/>
        </table:table-row>
        <table:table-row table:style-name="ro1">
          <table:table-cell office:value-type="string">
            <text:p><text:tab/>kuldo_email</text:p>
          </table:table-cell>
          <table:table-cell office:value-type="string">
            <text:p>varchar2(40)</text:p>
          </table:table-cell>
          <table:table-cell office:value-type="string">
            <text:p>not</text:p>
          </table:table-cell>
          <table:table-cell office:value-type="string">
            <text:p>null</text:p>
          </table:table-cell>
          <table:table-cell office:value-type="string">
            <text:p>REFERENCES</text:p>
          </table:table-cell>
          <table:table-cell office:value-type="string">
            <text:p>Felhasznalo(email),</text:p>
          </table:table-cell>
          <table:table-cell table:number-columns-repeated="8"/>
        </table:table-row>
        <table:table-row table:style-name="ro1">
          <table:table-cell office:value-type="string">
            <text:p><text:tab/>fogado_email</text:p>
          </table:table-cell>
          <table:table-cell office:value-type="string">
            <text:p>varchar2(40)</text:p>
          </table:table-cell>
          <table:table-cell office:value-type="string">
            <text:p>REFERENCES</text:p>
          </table:table-cell>
          <table:table-cell office:value-type="string">
            <text:p>Felhasznalo(email)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2017.04.02</text:date>, <text:time>18:2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19M39S</meta:editing-duration>
    <meta:editing-cycles>4</meta:editing-cycles>
    <meta:generator>OpenOffice/4.1.3$Win32 OpenOffice.org_project/413m1$Build-9783</meta:generator>
    <dc:date>2017-04-02T18:26:52.89</dc:date>
    <dc:creator>asd asd</dc:creator>
    <meta:document-statistic meta:table-count="3" meta:cell-count="274" meta:object-count="0"/>
    <meta:user-defined meta:name="Info 1"/>
    <meta:user-defined meta:name="Info 2"/>
    <meta:user-defined meta:name="Info 3"/>
    <meta:user-defined meta:name="Info 4"/>
  </office:meta>
</office:document-meta>
</file>